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7a49e" officeooo:paragraph-rsid="0007a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תכנון רכיבים דרמטיים:</text:p>
      <text:p text:style-name="P1"/>
      <text:p text:style-name="P1">1. המאפיינים העיקריים במשחק הם רמות האנרגיה של השחקן, החיים וההתקפה של התאים השונים.</text:p>
      <text:p text:style-name="P1">בכדי שהמשחק יהיה מאוזן, קבענו שכל תא חיסוני יוכל לחסל בין 0-3 תאי מחלה בהתאם להתמחות שלו. למשל, תא המתמחה בלחסל נגיפים יוכל לחסל 3 נגיפים, ואילו תא שמתמחה בלחסל חיידקים יוכל לחסל רק 0-1. החישוב נעשה בצורה פשוטה – לכל תא יש ערך התקפתי וחיים – וזמן ריצה אלו מקבלים כפילויות. למשל – תא המתמחה בחיסול נגיפים יקבל כפל של פי 3 כאשר נלחם בתא נגיפי. </text:p>
      <text:p text:style-name="P1"/>
      <text:p text:style-name="P1">2. העולם מתקיים בתוך גוף אנושי, כל חפץ מקבל מיקום בצורה אקראית בתוך הגוף. הדרך שבה עשינו את זה – הגרלה של מיקום על הצירים – אם המיקום בתוך הגוף, המשחק יצור תא.</text:p>
      <text:p text:style-name="P1">אם המיקום מחוץ לגוף – יוגרל מיקום חדש. </text:p>
      <text:p text:style-name="P1"/>
      <text:p text:style-name="P1">3.תאים חיסוניים יכולים להתנגש אחד בשני ולזוז, ואילו תאים של מחלה סטטיים – מה שגורם לכ התאים החיסוניים להידחף לתוך תאי המחלה ולהתאגד סביבם בצורה המדמה את ההתנהגות שלהם במציאות.</text:p>
      <text:p text:style-name="P1"/>
      <text:p text:style-name="P1">4. אין מערכת כלכלית מתאימה כרגע.</text:p>
      <text:p text:style-name="P1"/>
      <text:p text:style-name="P1">5. השחקן מקבל מידע כאשר הוא מופיע על הלוח – האנרגיה שלו, התאים שיוכל לרכוש והיכולות שלהם.</text:p>
      <text:p text:style-name="P1"/>
      <text:p text:style-name="P1">6. שליטה בזמן אמת, שליטה עקיפה – הוא רוכש תאים ואילו הם מתנהגים אוטונומית</text:p>
      <text:p text:style-name="P1"/>
      <text:p text:style-name="P1">7. השחקן יצטרך לבחור אילו תאים לקנות, מתי, ובאיזו כמות בהתאם לרמות האנרגיה שיש לו, כמות התאים שעליו לחסל, גודלם וחוזקם ועוד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8:47:41.810063672</meta:creation-date>
    <dc:date>2021-12-15T17:04:35.283551108</dc:date>
    <meta:editing-duration>PT1H43M5S</meta:editing-duration>
    <meta:editing-cycles>1</meta:editing-cycles>
    <meta:generator>LibreOffice/7.2.2.2$Linux_X86_64 LibreOffice_project/20$Build-2</meta:generator>
    <meta:document-statistic meta:table-count="0" meta:image-count="0" meta:object-count="0" meta:page-count="1" meta:paragraph-count="10" meta:word-count="205" meta:character-count="1139" meta:non-whitespace-character-count="932"/>
  </office:meta>
</office:document-meta>
</file>